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F0000037DAA816C2087DE6123.png" manifest:media-type="image/png"/>
  <manifest:file-entry manifest:full-path="Pictures/10000000000004BC000004D0E5D2F75EE0B78C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draw:stroke="solid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1.66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2.76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2.36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85cm" fo:min-width="0.6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528cm" fo:min-width="0.278cm" fo:padding-top="0.145cm" fo:padding-bottom="0.145cm" fo:padding-left="0.27cm" fo:padding-right="0.27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45cm" fo:min-width="0.6cm"/>
      <style:paragraph-properties style:writing-mode="lr-tb"/>
    </style:style>
    <style:style style:name="gr9" style:family="graphic" style:parent-style-name="objectwithoutfill">
      <style:graphic-properties svg:stroke-width="0.04cm" svg:stroke-color="#000000" draw:marker-start-width="0.26cm" draw:marker-end="Arrow" draw:marker-end-width="0.2cm" draw:fill="solid" draw:textarea-vertical-align="middle" fo:padding-top="0.145cm" fo:padding-bottom="0.145cm" fo:padding-left="0.27cm" fo:padding-right="0.27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0.56cm" fo:padding-top="0.145cm" fo:padding-bottom="0.145cm" fo:padding-left="0.27cm" fo:padding-right="0.27cm"/>
      <style:paragraph-properties style:writing-mode="lr-tb"/>
    </style:style>
    <style:style style:name="gr12" style:family="graphic" style:parent-style-name="objectwithoutfill">
      <style:graphic-properties svg:stroke-width="0.04cm" svg:stroke-color="#000000" draw:marker-start-width="0.26cm" draw:marker-end="Arrow_20_concave" draw:marker-end-width="0.2cm" draw:fill="solid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textarea-horizontal-align="justify" draw:textarea-vertical-align="middle" draw:auto-grow-height="false" fo:min-height="1.05cm" fo:min-width="5.7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55cm" fo:min-width="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2.6cm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Insertion sor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2" draw:text-style-name="P3" draw:layer="layout" svg:width="1.1cm" svg:height="1.1cm" svg:x="6.4cm" svg:y="5.2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5cm" svg:y="5.2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6cm" svg:y="5.2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9.7cm" svg:y="5.2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0.8cm" svg:y="5.2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1.9cm" svg:y="5.2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4cm" svg:y="6.5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5cm" svg:y="6.5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6cm" svg:y="6.5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9.7cm" svg:y="6.5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0.8cm" svg:y="6.5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1.9cm" svg:y="6.5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4cm" svg:y="7.8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5cm" svg:y="7.8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6cm" svg:y="7.8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9.7cm" svg:y="7.8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0.8cm" svg:y="7.8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1.9cm" svg:y="7.8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4cm" svg:y="9.1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5cm" svg:y="9.1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6cm" svg:y="9.1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9.7cm" svg:y="9.1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0.8cm" svg:y="9.1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1.9cm" svg:y="9.1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6.4cm" svg:y="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7.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8.6cm" svg:y="7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4cm" svg:y="10.4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5cm" svg:y="10.4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6cm" svg:y="10.4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9.7cm" svg:y="10.4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0.8cm" svg:y="10.4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1.9cm" svg:y="10.4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9.7cm" svg:y="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10.8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4cm" svg:y="11.7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5cm" svg:y="11.7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6cm" svg:y="11.7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9.7cm" svg:y="11.7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0.8cm" svg:y="11.7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1.9cm" svg:y="11.7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Bubble sort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2" draw:text-style-name="P3" draw:layer="layout" svg:width="1.1cm" svg:height="1.1cm" svg:x="18.2cm" svg:y="2.7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9.3cm" svg:y="2.7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0.4cm" svg:y="2.7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1.5cm" svg:y="2.7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2.6cm" svg:y="2.7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3.7cm" svg:y="2.7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18.2cm" svg:y="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8.2cm" svg:y="4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9.3cm" svg:y="4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0.4cm" svg:y="4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1.5cm" svg:y="4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2.6cm" svg:y="4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3.7cm" svg:y="4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8.2cm" svg:y="5.3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9.3cm" svg:y="5.3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0.4cm" svg:y="5.3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1.5cm" svg:y="5.3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2.6cm" svg:y="5.3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3.7cm" svg:y="5.3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19.3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20.4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8.2cm" svg:y="6.6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19.3cm" svg:y="6.6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0.4cm" svg:y="6.6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1.5cm" svg:y="6.6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2.6cm" svg:y="6.6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3.7cm" svg:y="6.6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1.1cm" svg:height="1.1cm" svg:x="2.8cm" svg:y="2.7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3.9cm" svg:y="2.7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5cm" svg:y="2.7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1cm" svg:y="2.7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2cm" svg:y="2.7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3cm" svg:y="2.7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.8cm" svg:y="4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3.9cm" svg:y="4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5cm" svg:y="4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1cm" svg:y="4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2cm" svg:y="4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3cm" svg:y="4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.8cm" svg:y="5.3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3.9cm" svg:y="5.3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5cm" svg:y="5.3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1cm" svg:y="5.3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2cm" svg:y="5.3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3cm" svg:y="5.3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.8cm" svg:y="6.6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3.9cm" svg:y="6.6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5cm" svg:y="6.6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1cm" svg:y="6.6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2cm" svg:y="6.6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3cm" svg:y="6.6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2.8cm" svg:y="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3.9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.8cm" svg:y="7.9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3.9cm" svg:y="7.9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5cm" svg:y="7.9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1cm" svg:y="7.9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2cm" svg:y="7.9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3cm" svg:y="7.9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6.1cm" svg:y="6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2cm" svg:height="1.1cm" svg:x="7.2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2.8cm" svg:y="9.2cm">
            <text:p text:style-name="P2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3.9cm" svg:y="9.2cm">
            <text:p text:style-name="P2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5cm" svg:y="9.2cm">
            <text:p text:style-name="P2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6.1cm" svg:y="9.2cm">
            <text:p text:style-name="P2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7.2cm" svg:y="9.2cm">
            <text:p text:style-name="P2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1cm" svg:height="1.1cm" svg:x="8.3cm" svg:y="9.2cm">
            <text:p text:style-name="P2">6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1.1cm" svg:height="1.1cm" svg:x="10.5cm" svg:y="4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1.6cm" svg:y="4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2.7cm" svg:y="4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3.8cm" svg:y="4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4.9cm" svg:y="4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6cm" svg:y="4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0.5cm" svg:y="2.7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1.6cm" svg:y="2.7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2.7cm" svg:y="2.7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3.8cm" svg:y="2.7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4.9cm" svg:y="2.7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6cm" svg:y="2.7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0.5cm" svg:y="5.3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1.6cm" svg:y="5.3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2.7cm" svg:y="5.3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3.8cm" svg:y="5.3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4.9cm" svg:y="5.3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6cm" svg:y="5.3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1.1cm" svg:x="11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1.1cm" svg:x="10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1.1cm" svg:x="12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0.5cm" svg:y="7.9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1.6cm" svg:y="7.9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2.7cm" svg:y="7.9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3.8cm" svg:y="7.9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4.9cm" svg:y="7.9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6cm" svg:y="7.9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0.5cm" svg:y="6.6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1.6cm" svg:y="6.6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2.7cm" svg:y="6.6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3.8cm" svg:y="6.6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4.9cm" svg:y="6.6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1.1cm" svg:x="16cm" svg:y="6.6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cm" svg:height="1.1cm" svg:x="13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1cm" svg:x="4.45cm" svg:y="1.4cm">
          <text:p text:style-name="P2">iteration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1cm" svg:x="12.15cm" svg:y="1.4cm">
          <text:p text:style-name="P2">iteration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1cm" svg:x="19.85cm" svg:y="1.4cm">
          <text:p text:style-name="P2">iteration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9cm" svg:height="1.1cm" svg:x="21.4cm" svg:y="7.7cm">
          <text:p text:style-name="P2">success!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Quicksort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6" draw:text-style-name="P3" draw:layer="layout" svg:width="1.1cm" svg:height="1.1cm" svg:x="6.2cm" svg:y="3.8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7.4cm" svg:y="3.8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8.6cm" svg:y="3.8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9.8cm" svg:y="3.8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1cm" svg:y="3.8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2.2cm" svg:y="3.8cm">
          <text:p text:style-name="P2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3.4cm" svg:y="3.8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4.6cm" svg:y="3.8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5.8cm" svg:y="3.8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7cm" svg:y="3.8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6.2cm" svg:y="6.1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7.4cm" svg:y="6.1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8.6cm" svg:y="6.1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9.8cm" svg:y="6.1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1cm" svg:y="6.1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2.2cm" svg:y="6.1cm">
          <text:p text:style-name="P2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3.4cm" svg:y="6.1cm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4.6cm" svg:y="6.1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5.8cm" svg:y="6.1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1cm" svg:height="1.1cm" svg:x="17cm" svg:y="6.1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1cm" svg:height="1.1cm" svg:x="6.2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cm" svg:height="0.7cm" svg:x="7.4cm" svg:y="7.6cm">
          <text:p text:style-name="P2">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type="line" svg:x1="7.95cm" svg:y1="7.541cm" svg:x2="7.948cm" svg:y2="7.045cm" svg:d="M7950 7541l-2-496" svg:viewBox="0 0 3 497">
          <text:p/>
        </draw:connector>
        <draw:custom-shape draw:style-name="gr8" draw:text-style-name="P3" draw:layer="layout" svg:width="1.1cm" svg:height="0.7cm" svg:x="17cm" svg:y="7.601cm">
          <text:p text:style-name="P2">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type="line" svg:x1="17.55cm" svg:y1="7.542cm" svg:x2="17.548cm" svg:y2="7.046cm" svg:d="M17550 7542l-2-496" svg:viewBox="0 0 3 497">
          <text:p/>
        </draw:connector>
      </draw:page>
      <draw:page draw:name="page7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Merge Sort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0" draw:text-style-name="P6" draw:layer="layout" svg:width="11.6cm" svg:height="11.174cm" svg:x="2.9cm" svg:y="-13.474cm">
          <draw:image xlink:href="Pictures/100000000000039F0000037DAA816C2087DE6123.png" xlink:type="simple" xlink:show="embed" xlink:actuate="onLoad" loext:mime-type="image/png">
            <text:p/>
          </draw:image>
        </draw:frame>
        <draw:frame draw:style-name="gr10" draw:text-style-name="P6" draw:layer="layout" svg:width="11.805cm" svg:height="12cm" svg:x="16.3cm" svg:y="-14.3cm">
          <draw:image xlink:href="Pictures/10000000000004BC000004D0E5D2F75EE0B78C31.png" xlink:type="simple" xlink:show="embed" xlink:actuate="onLoad" loext:mime-type="image/png">
            <text:p/>
          </draw:image>
        </draw:frame>
        <draw:custom-shape draw:style-name="gr11" draw:text-style-name="P4" draw:layer="layout" svg:width="1.1cm" svg:height="1.1cm" svg:x="8.362cm" svg:y="5.7cm">
          <text:p text:style-name="P6">38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9.462cm" svg:y="5.7cm">
          <text:p text:style-name="P6">27</text:p>
          <draw:enhanced-geometry svg:viewBox="0 0 21600 21600" draw:type="rectangle" draw:enhanced-path="M 0 0 L 21600 0 21600 21600 0 21600 0 0 Z N"/>
        </draw:custom-shape>
        <draw:custom-shape draw:style-name="gr11" draw:text-style-name="P4" xml:id="id1" draw:id="id1" draw:layer="layout" svg:width="1.1cm" svg:height="1.1cm" svg:x="10.562cm" svg:y="5.7cm">
          <text:p text:style-name="P6">4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1.662cm" svg:y="5.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1" draw:text-style-name="P4" xml:id="id2" draw:id="id2" draw:layer="layout" svg:width="1.1cm" svg:height="1.1cm" svg:x="12.762cm" svg:y="5.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3.862cm" svg:y="5.7cm">
          <text:p text:style-name="P6">82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4.962cm" svg:y="5.7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1" draw:text-style-name="P4" xml:id="id4" draw:id="id4" draw:layer="layout" svg:width="1.1cm" svg:height="1.1cm" svg:x="8.15cm" svg:y="7.6cm">
          <text:p text:style-name="P6">27</text:p>
          <draw:enhanced-geometry svg:viewBox="0 0 21600 21600" draw:type="rectangle" draw:enhanced-path="M 0 0 L 21600 0 21600 21600 0 21600 0 0 Z N"/>
        </draw:custom-shape>
        <draw:custom-shape draw:style-name="gr11" draw:text-style-name="P4" xml:id="id5" draw:id="id5" draw:layer="layout" svg:width="1.1cm" svg:height="1.1cm" svg:x="9.25cm" svg:y="7.6cm">
          <text:p text:style-name="P6">4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0.35cm" svg:y="7.6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7.05cm" svg:y="7.6cm">
          <text:p text:style-name="P6">38</text:p>
          <draw:enhanced-geometry svg:viewBox="0 0 21600 21600" draw:type="rectangle" draw:enhanced-path="M 0 0 L 21600 0 21600 21600 0 21600 0 0 Z N"/>
        </draw:custom-shape>
        <draw:g xml:id="id3" draw:id="id3">
          <draw:glue-point draw:id="4" svg:x="-1.666cm" svg:y="5cm"/>
          <draw:glue-point draw:id="5" svg:x="1.666cm" svg:y="5cm"/>
          <draw:custom-shape draw:style-name="gr11" draw:text-style-name="P4" draw:layer="layout" svg:width="1.1cm" svg:height="1.1cm" svg:x="14.075cm" svg:y="7.6cm">
            <text:p text:style-name="P6">9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15.175cm" svg:y="7.6cm">
            <text:p text:style-name="P6">8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.1cm" svg:height="1.1cm" svg:x="16.275cm" svg:y="7.6cm">
            <text:p text:style-name="P6">10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4" xml:id="id7" draw:id="id7" draw:layer="layout" svg:width="1.1cm" svg:height="1.1cm" svg:x="9.95cm" svg:y="9.5cm">
          <text:p text:style-name="P6">43</text:p>
          <draw:enhanced-geometry svg:viewBox="0 0 21600 21600" draw:type="rectangle" draw:enhanced-path="M 0 0 L 21600 0 21600 21600 0 21600 0 0 Z N"/>
        </draw:custom-shape>
        <draw:custom-shape draw:style-name="gr11" draw:text-style-name="P4" xml:id="id9" draw:id="id9" draw:layer="layout" svg:width="1.1cm" svg:height="1.1cm" svg:x="11.05cm" svg:y="9.5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1" draw:text-style-name="P4" xml:id="id28" draw:id="id28" draw:layer="layout" svg:width="1.1cm" svg:height="1.1cm" svg:x="6.35cm" svg:y="9.5cm">
          <text:p text:style-name="P6">38</text:p>
          <draw:enhanced-geometry svg:viewBox="0 0 21600 21600" draw:type="rectangle" draw:enhanced-path="M 0 0 L 21600 0 21600 21600 0 21600 0 0 Z N"/>
        </draw:custom-shape>
        <draw:custom-shape draw:style-name="gr11" draw:text-style-name="P4" xml:id="id30" draw:id="id30" draw:layer="layout" svg:width="1.1cm" svg:height="1.1cm" svg:x="7.45cm" svg:y="9.5cm">
          <text:p text:style-name="P6">27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xml:id="id11" draw:id="id11" draw:layer="layout" svg:width="1.1cm" svg:height="1.1cm" svg:x="13.55cm" svg:y="9.5cm">
            <text:p text:style-name="P6">9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13" draw:id="id13" draw:layer="layout" svg:width="1.1cm" svg:height="1.1cm" svg:x="14.65cm" svg:y="9.5cm">
            <text:p text:style-name="P6">82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6" draw:id="id6" draw:layer="layout" svg:width="1.1cm" svg:height="1.1cm" svg:x="16.8cm" svg:y="9.5cm">
            <text:p text:style-name="P6">10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4" xml:id="id15" draw:id="id15" draw:layer="layout" svg:width="1.1cm" svg:height="1.1cm" svg:x="16.8cm" svg:y="11.4cm">
          <text:p text:style-name="P6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8" draw:id="id8" draw:layer="layout" svg:width="1.1cm" svg:height="1.1cm" svg:x="9.6cm" svg:y="11.4cm">
          <text:p text:style-name="P6">43</text:p>
          <draw:enhanced-geometry svg:viewBox="0 0 21600 21600" draw:type="rectangle" draw:enhanced-path="M 0 0 L 21600 0 21600 21600 0 21600 0 0 Z N"/>
        </draw:custom-shape>
        <draw:custom-shape draw:style-name="gr11" draw:text-style-name="P4" xml:id="id10" draw:id="id10" draw:layer="layout" svg:width="1.1cm" svg:height="1.1cm" svg:x="11.4cm" svg:y="11.4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7.8cm" svg:y="11.4cm">
          <text:p text:style-name="P6">27</text:p>
          <draw:enhanced-geometry svg:viewBox="0 0 21600 21600" draw:type="rectangle" draw:enhanced-path="M 0 0 L 21600 0 21600 21600 0 21600 0 0 Z N"/>
        </draw:custom-shape>
        <draw:custom-shape draw:style-name="gr11" draw:text-style-name="P4" xml:id="id19" draw:id="id19" draw:layer="layout" svg:width="1.1cm" svg:height="1.1cm" svg:x="6cm" svg:y="11.4cm">
          <text:p text:style-name="P6">38</text:p>
          <draw:enhanced-geometry svg:viewBox="0 0 21600 21600" draw:type="rectangle" draw:enhanced-path="M 0 0 L 21600 0 21600 21600 0 21600 0 0 Z N"/>
        </draw:custom-shape>
        <draw:custom-shape draw:style-name="gr11" draw:text-style-name="P4" xml:id="id14" draw:id="id14" draw:layer="layout" svg:width="1.1cm" svg:height="1.1cm" svg:x="15cm" svg:y="11.4cm">
          <text:p text:style-name="P6">82</text:p>
          <draw:enhanced-geometry svg:viewBox="0 0 21600 21600" draw:type="rectangle" draw:enhanced-path="M 0 0 L 21600 0 21600 21600 0 21600 0 0 Z N"/>
        </draw:custom-shape>
        <draw:custom-shape draw:style-name="gr11" draw:text-style-name="P4" xml:id="id12" draw:id="id12" draw:layer="layout" svg:width="1.1cm" svg:height="1.1cm" svg:x="13.2cm" svg:y="11.4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9.95cm" svg:y="13.3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1.05cm" svg:y="13.3cm">
          <text:p text:style-name="P6">4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6.35cm" svg:y="13.3cm">
          <text:p text:style-name="P6">27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7.45cm" svg:y="13.3cm">
          <text:p text:style-name="P6">38</text:p>
          <draw:enhanced-geometry svg:viewBox="0 0 21600 21600" draw:type="rectangle" draw:enhanced-path="M 0 0 L 21600 0 21600 21600 0 21600 0 0 Z N"/>
        </draw:custom-shape>
        <draw:custom-shape draw:style-name="gr11" draw:text-style-name="P4" xml:id="id17" draw:id="id17" draw:layer="layout" svg:width="1.1cm" svg:height="1.1cm" svg:x="13.55cm" svg:y="13.3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11" draw:text-style-name="P4" xml:id="id18" draw:id="id18" draw:layer="layout" svg:width="1.1cm" svg:height="1.1cm" svg:x="14.65cm" svg:y="13.3cm">
          <text:p text:style-name="P6">82</text:p>
          <draw:enhanced-geometry svg:viewBox="0 0 21600 21600" draw:type="rectangle" draw:enhanced-path="M 0 0 L 21600 0 21600 21600 0 21600 0 0 Z N"/>
        </draw:custom-shape>
        <draw:custom-shape draw:style-name="gr11" draw:text-style-name="P4" xml:id="id16" draw:id="id16" draw:layer="layout" svg:width="1.1cm" svg:height="1.1cm" svg:x="16.8cm" svg:y="13.3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1" draw:text-style-name="P4" xml:id="id24" draw:id="id24" draw:layer="layout" svg:width="1.1cm" svg:height="1.1cm" svg:x="8.15cm" svg:y="15.2cm">
          <text:p text:style-name="P6">27</text:p>
          <draw:enhanced-geometry svg:viewBox="0 0 21600 21600" draw:type="rectangle" draw:enhanced-path="M 0 0 L 21600 0 21600 21600 0 21600 0 0 Z N"/>
        </draw:custom-shape>
        <draw:custom-shape draw:style-name="gr11" draw:text-style-name="P4" xml:id="id25" draw:id="id25" draw:layer="layout" svg:width="1.1cm" svg:height="1.1cm" svg:x="9.25cm" svg:y="15.2cm">
          <text:p text:style-name="P6">38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0.35cm" svg:y="15.2cm">
          <text:p text:style-name="P6">4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7.05cm" svg:y="15.2cm">
          <text:p text:style-name="P6">3</text:p>
          <draw:enhanced-geometry svg:viewBox="0 0 21600 21600" draw:type="rectangle" draw:enhanced-path="M 0 0 L 21600 0 21600 21600 0 21600 0 0 Z N"/>
        </draw:custom-shape>
        <draw:g xml:id="id23" draw:id="id23">
          <draw:glue-point draw:id="4" svg:x="-1.666cm" svg:y="-5cm"/>
          <draw:glue-point draw:id="5" svg:x="1.666cm" svg:y="-5cm"/>
          <draw:custom-shape draw:style-name="gr11" draw:text-style-name="P4" draw:layer="layout" svg:width="1.1cm" svg:height="1.1cm" svg:x="14.075cm" svg:y="15.2cm">
            <text:p text:style-name="P6">9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15.175cm" svg:y="15.2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16.275cm" svg:y="15.2cm">
            <text:p text:style-name="P6">82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4" draw:layer="layout" svg:width="1.1cm" svg:height="1.1cm" svg:x="8.362cm" svg:y="17.1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9.462cm" svg:y="17.1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11" draw:text-style-name="P4" xml:id="id26" draw:id="id26" draw:layer="layout" svg:width="1.1cm" svg:height="1.1cm" svg:x="10.562cm" svg:y="17.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1.662cm" svg:y="17.1cm">
          <text:p text:style-name="P6">27</text:p>
          <draw:enhanced-geometry svg:viewBox="0 0 21600 21600" draw:type="rectangle" draw:enhanced-path="M 0 0 L 21600 0 21600 21600 0 21600 0 0 Z N"/>
        </draw:custom-shape>
        <draw:custom-shape draw:style-name="gr11" draw:text-style-name="P4" xml:id="id27" draw:id="id27" draw:layer="layout" svg:width="1.1cm" svg:height="1.1cm" svg:x="12.762cm" svg:y="17.1cm">
          <text:p text:style-name="P6">38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3.862cm" svg:y="17.1cm">
          <text:p text:style-name="P6">4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4.962cm" svg:y="17.1cm">
          <text:p text:style-name="P6">82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1.112cm" svg:y1="6.8cm" svg:x2="9.25cm" svg:y2="7.6cm" draw:start-shape="id1" draw:start-glue-point="2" svg:d="M11112 6800l-1862 800" svg:viewBox="0 0 1863 801">
          <text:p/>
        </draw:connector>
        <draw:connector draw:style-name="gr12" draw:text-style-name="P5" draw:layer="layout" draw:type="line" svg:x1="13.312cm" svg:y1="6.8cm" svg:x2="15.725cm" svg:y2="7.6cm" draw:start-shape="id2" draw:start-glue-point="2" draw:end-shape="id3" draw:end-glue-point="0" svg:d="M13312 6800l2413 800" svg:viewBox="0 0 2414 801">
          <text:p/>
        </draw:connector>
        <draw:connector draw:style-name="gr12" draw:text-style-name="P5" draw:layer="layout" draw:type="line" svg:x1="8.7cm" svg:y1="8.7cm" svg:x2="7.45cm" svg:y2="9.5cm" draw:start-shape="id4" draw:start-glue-point="2" svg:d="M8700 8700l-1250 800" svg:viewBox="0 0 1251 801">
          <text:p/>
        </draw:connector>
        <draw:connector draw:style-name="gr12" draw:text-style-name="P5" draw:layer="layout" draw:type="line" svg:x1="9.8cm" svg:y1="8.7cm" svg:x2="11.05cm" svg:y2="9.5cm" draw:start-shape="id5" draw:start-glue-point="2" svg:d="M9800 8700l1250 800" svg:viewBox="0 0 1251 801">
          <text:p/>
        </draw:connector>
        <draw:connector draw:style-name="gr12" draw:text-style-name="P5" draw:layer="layout" draw:type="line" svg:x1="15.176cm" svg:y1="8.7cm" svg:x2="14.65cm" svg:y2="9.5cm" draw:start-shape="id3" draw:start-glue-point="4" svg:d="M15176 8700l-526 800" svg:viewBox="0 0 527 801">
          <text:p/>
        </draw:connector>
        <draw:connector draw:style-name="gr12" draw:text-style-name="P5" draw:layer="layout" draw:type="line" svg:x1="16.274cm" svg:y1="8.7cm" svg:x2="17.35cm" svg:y2="9.5cm" draw:start-shape="id3" draw:start-glue-point="5" draw:end-shape="id6" draw:end-glue-point="0" svg:d="M16274 8700l1076 800" svg:viewBox="0 0 1077 801">
          <text:p/>
        </draw:connector>
        <draw:connector draw:style-name="gr12" draw:text-style-name="P5" draw:layer="layout" draw:type="line" svg:x1="10.5cm" svg:y1="10.6cm" svg:x2="10.15cm" svg:y2="11.4cm" draw:start-shape="id7" draw:start-glue-point="2" draw:end-shape="id8" draw:end-glue-point="0" svg:d="M10500 10600l-350 800" svg:viewBox="0 0 351 801">
          <text:p/>
        </draw:connector>
        <draw:connector draw:style-name="gr12" draw:text-style-name="P5" draw:layer="layout" draw:type="line" svg:x1="11.6cm" svg:y1="10.6cm" svg:x2="11.95cm" svg:y2="11.4cm" draw:start-shape="id9" draw:start-glue-point="2" draw:end-shape="id10" draw:end-glue-point="0" svg:d="M11600 10600l350 800" svg:viewBox="0 0 351 801">
          <text:p/>
        </draw:connector>
        <draw:connector draw:style-name="gr12" draw:text-style-name="P5" draw:layer="layout" draw:type="line" svg:x1="14.1cm" svg:y1="10.6cm" svg:x2="13.75cm" svg:y2="11.4cm" draw:start-shape="id11" draw:start-glue-point="2" draw:end-shape="id12" draw:end-glue-point="0" svg:d="M14100 10600l-350 800" svg:viewBox="0 0 351 801">
          <text:p/>
        </draw:connector>
        <draw:connector draw:style-name="gr12" draw:text-style-name="P5" draw:layer="layout" draw:type="line" svg:x1="15.2cm" svg:y1="10.6cm" svg:x2="15.55cm" svg:y2="11.4cm" draw:start-shape="id13" draw:start-glue-point="2" draw:end-shape="id14" draw:end-glue-point="0" svg:d="M15200 10600l350 800" svg:viewBox="0 0 351 801">
          <text:p/>
        </draw:connector>
        <draw:connector draw:style-name="gr12" draw:text-style-name="P5" draw:layer="layout" draw:type="line" svg:x1="17.35cm" svg:y1="10.6cm" svg:x2="17.35cm" svg:y2="11.4cm" draw:start-shape="id6" draw:start-glue-point="2" draw:end-shape="id15" svg:d="M17350 10600v800" svg:viewBox="0 0 1 801">
          <text:p/>
        </draw:connector>
        <draw:connector draw:style-name="gr12" draw:text-style-name="P5" draw:layer="layout" draw:type="line" svg:x1="17.35cm" svg:y1="12.5cm" svg:x2="17.35cm" svg:y2="13.3cm" draw:start-shape="id15" draw:start-glue-point="2" draw:end-shape="id16" draw:end-glue-point="0" svg:d="M17350 12500v800" svg:viewBox="0 0 1 801">
          <text:p/>
        </draw:connector>
        <draw:connector draw:style-name="gr12" draw:text-style-name="P5" draw:layer="layout" draw:type="line" svg:x1="13.75cm" svg:y1="12.5cm" svg:x2="14.1cm" svg:y2="13.3cm" draw:start-shape="id12" draw:start-glue-point="2" draw:end-shape="id17" svg:d="M13750 12500l350 800" svg:viewBox="0 0 351 801">
          <text:p/>
        </draw:connector>
        <draw:connector draw:style-name="gr12" draw:text-style-name="P5" draw:layer="layout" draw:type="line" svg:x1="15.55cm" svg:y1="12.5cm" svg:x2="15.2cm" svg:y2="13.3cm" draw:start-shape="id14" draw:start-glue-point="2" draw:end-shape="id18" draw:end-glue-point="0" svg:d="M15550 12500l-350 800" svg:viewBox="0 0 351 801">
          <text:p/>
        </draw:connector>
        <draw:connector draw:style-name="gr12" draw:text-style-name="P5" draw:layer="layout" draw:type="line" svg:x1="6.55cm" svg:y1="12.5cm" svg:x2="6.9cm" svg:y2="13.3cm" draw:start-shape="id19" draw:start-glue-point="2" draw:end-shape="id20" draw:end-glue-point="0" svg:d="M6550 12500l350 800" svg:viewBox="0 0 351 801">
          <text:p/>
        </draw:connector>
        <draw:connector draw:style-name="gr12" draw:text-style-name="P5" draw:layer="layout" draw:type="line" svg:x1="8.35cm" svg:y1="12.5cm" svg:x2="8cm" svg:y2="13.3cm" draw:start-shape="id21" draw:start-glue-point="2" draw:end-shape="id22" draw:end-glue-point="0" svg:d="M8350 12500l-350 800" svg:viewBox="0 0 351 801">
          <text:p/>
        </draw:connector>
        <draw:connector draw:style-name="gr12" draw:text-style-name="P5" draw:layer="layout" draw:type="line" svg:x1="14.65cm" svg:y1="14.4cm" svg:x2="15.176cm" svg:y2="15.2cm" draw:end-shape="id23" draw:end-glue-point="4" svg:d="M14650 14400l526 800" svg:viewBox="0 0 527 801">
          <text:p/>
        </draw:connector>
        <draw:connector draw:style-name="gr12" draw:text-style-name="P5" draw:layer="layout" draw:type="line" svg:x1="17.35cm" svg:y1="14.4cm" svg:x2="16.274cm" svg:y2="15.2cm" draw:start-shape="id16" draw:start-glue-point="2" draw:end-shape="id23" draw:end-glue-point="5" svg:d="M17350 14400l-1076 800" svg:viewBox="0 0 1077 801">
          <text:p/>
        </draw:connector>
        <draw:connector draw:style-name="gr12" draw:text-style-name="P5" draw:layer="layout" draw:type="line" svg:x1="7.45cm" svg:y1="14.4cm" svg:x2="8.7cm" svg:y2="15.2cm" draw:end-shape="id24" svg:d="M7450 14400l1250 800" svg:viewBox="0 0 1251 801">
          <text:p/>
        </draw:connector>
        <draw:connector draw:style-name="gr12" draw:text-style-name="P5" draw:layer="layout" draw:type="line" svg:x1="11.05cm" svg:y1="14.4cm" svg:x2="9.8cm" svg:y2="15.2cm" draw:end-shape="id25" draw:end-glue-point="0" svg:d="M11050 14400l-1250 800" svg:viewBox="0 0 1251 801">
          <text:p/>
        </draw:connector>
        <draw:connector draw:style-name="gr12" draw:text-style-name="P5" draw:layer="layout" draw:type="line" svg:x1="9.25cm" svg:y1="16.3cm" svg:x2="11.112cm" svg:y2="17.1cm" draw:end-shape="id26" svg:d="M9250 16300l1862 800" svg:viewBox="0 0 1863 801">
          <text:p/>
        </draw:connector>
        <draw:connector draw:style-name="gr12" draw:text-style-name="P5" draw:layer="layout" draw:type="line" svg:x1="15.725cm" svg:y1="16.3cm" svg:x2="13.312cm" svg:y2="17.1cm" draw:start-shape="id23" draw:start-glue-point="2" draw:end-shape="id27" svg:d="M15725 16300l-2413 800" svg:viewBox="0 0 2414 801">
          <text:p/>
        </draw:connector>
        <draw:custom-shape draw:style-name="gr11" draw:text-style-name="P4" xml:id="id21" draw:id="id21" draw:layer="layout" svg:width="1.1cm" svg:height="1.1cm" svg:x="7.8cm" svg:y="11.4cm">
          <text:p text:style-name="P6">27</text:p>
          <draw:enhanced-geometry svg:viewBox="0 0 21600 21600" draw:type="rectangle" draw:enhanced-path="M 0 0 L 21600 0 21600 21600 0 21600 0 0 Z N"/>
        </draw:custom-shape>
        <draw:custom-shape draw:style-name="gr11" draw:text-style-name="P4" xml:id="id29" draw:id="id29" draw:layer="layout" svg:width="1.1cm" svg:height="1.1cm" svg:x="6cm" svg:y="11.4cm">
          <text:p text:style-name="P6">38</text:p>
          <draw:enhanced-geometry svg:viewBox="0 0 21600 21600" draw:type="rectangle" draw:enhanced-path="M 0 0 L 21600 0 21600 21600 0 21600 0 0 Z N"/>
        </draw:custom-shape>
        <draw:custom-shape draw:style-name="gr11" draw:text-style-name="P4" xml:id="id20" draw:id="id20" draw:layer="layout" svg:width="1.1cm" svg:height="1.1cm" svg:x="6.35cm" svg:y="13.3cm">
          <text:p text:style-name="P6">27</text:p>
          <draw:enhanced-geometry svg:viewBox="0 0 21600 21600" draw:type="rectangle" draw:enhanced-path="M 0 0 L 21600 0 21600 21600 0 21600 0 0 Z N"/>
        </draw:custom-shape>
        <draw:custom-shape draw:style-name="gr11" draw:text-style-name="P4" xml:id="id22" draw:id="id22" draw:layer="layout" svg:width="1.1cm" svg:height="1.1cm" svg:x="7.45cm" svg:y="13.3cm">
          <text:p text:style-name="P6">38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6.9cm" svg:y1="10.6cm" svg:x2="6.55cm" svg:y2="11.4cm" draw:start-shape="id28" draw:start-glue-point="2" draw:end-shape="id29" svg:d="M6900 10600l-350 800" svg:viewBox="0 0 351 801">
          <text:p/>
        </draw:connector>
        <draw:connector draw:style-name="gr12" draw:text-style-name="P5" draw:layer="layout" draw:type="line" svg:x1="8cm" svg:y1="10.6cm" svg:x2="8.35cm" svg:y2="11.4cm" draw:start-shape="id30" draw:start-glue-point="2" draw:end-shape="id21" draw:end-glue-point="0" svg:d="M8000 10600l350 800" svg:viewBox="0 0 351 801">
          <text:p/>
        </draw:connector>
        <draw:connector draw:style-name="gr12" draw:text-style-name="P5" draw:layer="layout" draw:type="line" svg:x1="10.15cm" svg:y1="12.5cm" svg:x2="10.5cm" svg:y2="13.3cm" svg:d="M10150 12500l350 800" svg:viewBox="0 0 351 801">
          <text:p/>
        </draw:connector>
        <draw:connector draw:style-name="gr12" draw:text-style-name="P5" draw:layer="layout" draw:type="line" svg:x1="11.95cm" svg:y1="12.5cm" svg:x2="11.6cm" svg:y2="13.3cm" svg:d="M11950 12500l-350 800" svg:viewBox="0 0 351 801">
          <text:p/>
        </draw:connector>
        <draw:custom-shape draw:style-name="gr13" draw:text-style-name="P1" draw:layer="layout" svg:width="6.2cm" svg:height="1.3cm" svg:x="1.4cm" svg:y="1.4cm">
          <text:p text:style-name="P1"><text:span text:style-name="T1">Divide-and-conquer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.1cm" svg:height="1.1cm" svg:x="35.262cm" svg:y="5.4cm">
            <text:p text:style-name="P6">38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6.362cm" svg:y="5.4cm">
            <text:p text:style-name="P6">27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7.462cm" svg:y="5.4cm">
            <text:p text:style-name="P6">43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8.562cm" svg:y="5.4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9.662cm" svg:y="5.4cm">
            <text:p text:style-name="P6">9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40.762cm" svg:y="5.4cm">
            <text:p text:style-name="P6">82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41.862cm" svg:y="5.4cm">
            <text:p text:style-name="P6">10</text:p>
            <draw:enhanced-geometry svg:viewBox="0 0 21600 21600" draw:type="rectangle" draw:enhanced-path="M 0 0 L 21600 0 21600 21600 0 21600 0 0 Z N"/>
          </draw:custom-shape>
          <draw:g xml:id="id31" draw:id="id31">
            <draw:custom-shape draw:style-name="gr11" draw:text-style-name="P4" draw:layer="layout" svg:width="1.1cm" svg:height="1.1cm" svg:x="35.05cm" svg:y="7.3cm">
              <text:p text:style-name="P6">27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1.1cm" svg:height="1.1cm" svg:x="36.15cm" svg:y="7.3cm">
              <text:p text:style-name="P6">43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1.1cm" svg:height="1.1cm" svg:x="37.25cm" svg:y="7.3cm">
              <text:p text:style-name="P6">3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1.1cm" svg:height="1.1cm" svg:x="33.95cm" svg:y="7.3cm">
              <text:p text:style-name="P6">38</text:p>
              <draw:enhanced-geometry svg:viewBox="0 0 21600 21600" draw:type="rectangle" draw:enhanced-path="M 0 0 L 21600 0 21600 21600 0 21600 0 0 Z N"/>
            </draw:custom-shape>
          </draw:g>
          <draw:g xml:id="id32" draw:id="id32">
            <draw:custom-shape draw:style-name="gr11" draw:text-style-name="P4" draw:layer="layout" svg:width="1.1cm" svg:height="1.1cm" svg:x="40.975cm" svg:y="7.3cm">
              <text:p text:style-name="P6">9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1.1cm" svg:height="1.1cm" svg:x="42.075cm" svg:y="7.3cm">
              <text:p text:style-name="P6">8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1.1cm" svg:height="1.1cm" svg:x="43.175cm" svg:y="7.3cm">
              <text:p text:style-name="P6">10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4" draw:layer="layout" svg:width="1.1cm" svg:height="1.1cm" svg:x="36.85cm" svg:y="9.2cm">
            <text:p text:style-name="P6">43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7.95cm" svg:y="9.2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3.25cm" svg:y="9.2cm">
            <text:p text:style-name="P6">38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4.35cm" svg:y="9.2cm">
            <text:p text:style-name="P6">27</text:p>
            <draw:enhanced-geometry svg:viewBox="0 0 21600 21600" draw:type="rectangle" draw:enhanced-path="M 0 0 L 21600 0 21600 21600 0 21600 0 0 Z N"/>
          </draw:custom-shape>
          <draw:g xml:id="id33" draw:id="id33">
            <draw:custom-shape draw:style-name="gr11" draw:text-style-name="P4" draw:layer="layout" svg:width="1.1cm" svg:height="1.1cm" svg:x="40.45cm" svg:y="9.2cm">
              <text:p text:style-name="P6">9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1.1cm" svg:height="1.1cm" svg:x="41.55cm" svg:y="9.2cm">
              <text:p text:style-name="P6">82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4" xml:id="id34" draw:id="id34" draw:layer="layout" svg:width="1.1cm" svg:height="1.1cm" svg:x="43.7cm" svg:y="9.2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41" draw:id="id41" draw:layer="layout" svg:width="1.1cm" svg:height="1.1cm" svg:x="43.7cm" svg:y="11.1cm">
            <text:p text:style-name="P6">1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xml:id="id37" draw:id="id37" draw:layer="layout" svg:width="1.1cm" svg:height="1.1cm" svg:x="36.5cm" svg:y="11.1cm">
            <text:p text:style-name="P6">43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38" draw:id="id38" draw:layer="layout" svg:width="1.1cm" svg:height="1.1cm" svg:x="38.3cm" svg:y="11.1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36" draw:id="id36" draw:layer="layout" svg:width="1.1cm" svg:height="1.1cm" svg:x="34.7cm" svg:y="11.1cm">
            <text:p text:style-name="P6">27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35" draw:id="id35" draw:layer="layout" svg:width="1.1cm" svg:height="1.1cm" svg:x="32.9cm" svg:y="11.1cm">
            <text:p text:style-name="P6">38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40" draw:id="id40" draw:layer="layout" svg:width="1.1cm" svg:height="1.1cm" svg:x="41.9cm" svg:y="11.1cm">
            <text:p text:style-name="P6">82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39" draw:id="id39" draw:layer="layout" svg:width="1.1cm" svg:height="1.1cm" svg:x="40.1cm" svg:y="11.1cm">
            <text:p text:style-name="P6">9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6.85cm" svg:y="13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7.95cm" svg:y="13cm">
            <text:p text:style-name="P6">43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3.25cm" svg:y="13cm">
            <text:p text:style-name="P6">27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4.35cm" svg:y="13cm">
            <text:p text:style-name="P6">38</text:p>
            <draw:enhanced-geometry svg:viewBox="0 0 21600 21600" draw:type="rectangle" draw:enhanced-path="M 0 0 L 21600 0 21600 21600 0 21600 0 0 Z N"/>
          </draw:custom-shape>
          <draw:g xml:id="id43" draw:id="id43">
            <draw:custom-shape draw:style-name="gr11" draw:text-style-name="P4" draw:layer="layout" svg:width="1.1cm" svg:height="1.1cm" svg:x="40.45cm" svg:y="13cm">
              <text:p text:style-name="P6">9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1.1cm" svg:height="1.1cm" svg:x="41.55cm" svg:y="13cm">
              <text:p text:style-name="P6">82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4" xml:id="id42" draw:id="id42" draw:layer="layout" svg:width="1.1cm" svg:height="1.1cm" svg:x="43.7cm" svg:y="13cm">
            <text:p text:style-name="P6">10</text:p>
            <draw:enhanced-geometry svg:viewBox="0 0 21600 21600" draw:type="rectangle" draw:enhanced-path="M 0 0 L 21600 0 21600 21600 0 21600 0 0 Z N"/>
          </draw:custom-shape>
          <draw:g xml:id="id45" draw:id="id45">
            <draw:custom-shape draw:style-name="gr11" draw:text-style-name="P4" draw:layer="layout" svg:width="1.1cm" svg:height="1.1cm" svg:x="35.05cm" svg:y="14.9cm">
              <text:p text:style-name="P6">27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1.1cm" svg:height="1.1cm" svg:x="36.15cm" svg:y="14.9cm">
              <text:p text:style-name="P6">38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1.1cm" svg:height="1.1cm" svg:x="37.25cm" svg:y="14.9cm">
              <text:p text:style-name="P6">43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1.1cm" svg:height="1.1cm" svg:x="33.95cm" svg:y="14.9cm">
              <text:p text:style-name="P6">3</text:p>
              <draw:enhanced-geometry svg:viewBox="0 0 21600 21600" draw:type="rectangle" draw:enhanced-path="M 0 0 L 21600 0 21600 21600 0 21600 0 0 Z N"/>
            </draw:custom-shape>
          </draw:g>
          <draw:g xml:id="id44" draw:id="id44">
            <draw:custom-shape draw:style-name="gr11" draw:text-style-name="P4" draw:layer="layout" svg:width="1.1cm" svg:height="1.1cm" svg:x="40.975cm" svg:y="14.9cm">
              <text:p text:style-name="P6">9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1.1cm" svg:height="1.1cm" svg:x="42.075cm" svg:y="14.9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1.1cm" svg:height="1.1cm" svg:x="43.175cm" svg:y="14.9cm">
              <text:p text:style-name="P6">82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4" draw:layer="layout" svg:width="1.1cm" svg:height="1.1cm" svg:x="35.262cm" svg:y="16.8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6.362cm" svg:y="16.8cm">
            <text:p text:style-name="P6">9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7.462cm" svg:y="16.8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8.562cm" svg:y="16.8cm">
            <text:p text:style-name="P6">27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9.662cm" svg:y="16.8cm">
            <text:p text:style-name="P6">38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40.762cm" svg:y="16.8cm">
            <text:p text:style-name="P6">43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41.862cm" svg:y="16.8cm">
            <text:p text:style-name="P6">82</text:p>
            <draw:enhanced-geometry svg:viewBox="0 0 21600 21600" draw:type="rectangle" draw:enhanced-path="M 0 0 L 21600 0 21600 21600 0 21600 0 0 Z N"/>
          </draw:custom-shape>
          <draw:connector draw:style-name="gr12" draw:text-style-name="P5" draw:layer="layout" draw:type="line" svg:x1="39.112cm" svg:y1="6.5cm" svg:x2="36.15cm" svg:y2="7.3cm" draw:end-shape="id31" draw:end-glue-point="0" svg:d="M39112 6500l-2962 800" svg:viewBox="0 0 2963 801">
            <text:p/>
          </draw:connector>
          <draw:connector draw:style-name="gr12" draw:text-style-name="P5" draw:layer="layout" draw:type="line" svg:x1="39.112cm" svg:y1="6.5cm" svg:x2="42.625cm" svg:y2="7.3cm" draw:end-shape="id32" draw:end-glue-point="0" svg:d="M39112 6500l3513 800" svg:viewBox="0 0 3514 801">
            <text:p/>
          </draw:connector>
          <draw:connector draw:style-name="gr12" draw:text-style-name="P5" draw:layer="layout" draw:type="line" svg:x1="36.15cm" svg:y1="8.4cm" svg:x2="34.35cm" svg:y2="9.2cm" draw:start-shape="id31" draw:start-glue-point="2" svg:d="M36150 8400l-1800 800" svg:viewBox="0 0 1801 801">
            <text:p/>
          </draw:connector>
          <draw:connector draw:style-name="gr12" draw:text-style-name="P5" draw:layer="layout" draw:type="line" svg:x1="36.15cm" svg:y1="8.4cm" svg:x2="37.95cm" svg:y2="9.2cm" draw:start-shape="id31" draw:start-glue-point="2" svg:d="M36150 8400l1800 800" svg:viewBox="0 0 1801 801">
            <text:p/>
          </draw:connector>
          <draw:connector draw:style-name="gr12" draw:text-style-name="P5" draw:layer="layout" draw:type="line" svg:x1="42.625cm" svg:y1="8.4cm" svg:x2="41.55cm" svg:y2="9.2cm" draw:start-shape="id32" draw:start-glue-point="2" draw:end-shape="id33" draw:end-glue-point="0" svg:d="M42625 8400l-1075 800" svg:viewBox="0 0 1076 801">
            <text:p/>
          </draw:connector>
          <draw:connector draw:style-name="gr12" draw:text-style-name="P5" draw:layer="layout" draw:type="line" svg:x1="42.625cm" svg:y1="8.4cm" svg:x2="44.25cm" svg:y2="9.2cm" draw:start-shape="id32" draw:start-glue-point="2" draw:end-shape="id34" draw:end-glue-point="0" svg:d="M42625 8400l1625 800" svg:viewBox="0 0 1626 801">
            <text:p/>
          </draw:connector>
          <draw:connector draw:style-name="gr12" draw:text-style-name="P5" draw:layer="layout" draw:type="line" svg:x1="34.25cm" svg:y1="10.3cm" svg:x2="33.45cm" svg:y2="11.1cm" draw:end-shape="id35" svg:d="M34250 10300l-800 800" svg:viewBox="0 0 801 801">
            <text:p/>
          </draw:connector>
          <draw:connector draw:style-name="gr12" draw:text-style-name="P5" draw:layer="layout" draw:type="line" svg:x1="34.25cm" svg:y1="10.3cm" svg:x2="35.25cm" svg:y2="11.1cm" draw:end-shape="id36" draw:end-glue-point="0" svg:d="M34250 10300l1000 800" svg:viewBox="0 0 1001 801">
            <text:p/>
          </draw:connector>
          <draw:connector draw:style-name="gr12" draw:text-style-name="P5" draw:layer="layout" draw:type="line" svg:x1="37.95cm" svg:y1="10.3cm" svg:x2="37.05cm" svg:y2="11.1cm" draw:end-shape="id37" draw:end-glue-point="0" svg:d="M37950 10300l-900 800" svg:viewBox="0 0 901 801">
            <text:p/>
          </draw:connector>
          <draw:connector draw:style-name="gr12" draw:text-style-name="P5" draw:layer="layout" draw:type="line" svg:x1="37.95cm" svg:y1="10.3cm" svg:x2="38.85cm" svg:y2="11.1cm" draw:end-shape="id38" draw:end-glue-point="0" svg:d="M37950 10300l900 800" svg:viewBox="0 0 901 801">
            <text:p/>
          </draw:connector>
          <draw:connector draw:style-name="gr12" draw:text-style-name="P5" draw:layer="layout" draw:type="line" svg:x1="41.55cm" svg:y1="10.3cm" svg:x2="40.65cm" svg:y2="11.1cm" draw:start-shape="id33" draw:start-glue-point="2" draw:end-shape="id39" draw:end-glue-point="0" svg:d="M41550 10300l-900 800" svg:viewBox="0 0 901 801">
            <text:p/>
          </draw:connector>
          <draw:connector draw:style-name="gr12" draw:text-style-name="P5" draw:layer="layout" draw:type="line" svg:x1="41.55cm" svg:y1="10.3cm" svg:x2="42.45cm" svg:y2="11.1cm" draw:start-shape="id33" draw:start-glue-point="2" draw:end-shape="id40" draw:end-glue-point="0" svg:d="M41550 10300l900 800" svg:viewBox="0 0 901 801">
            <text:p/>
          </draw:connector>
          <draw:connector draw:style-name="gr12" draw:text-style-name="P5" draw:layer="layout" draw:type="line" svg:x1="44.25cm" svg:y1="10.3cm" svg:x2="44.25cm" svg:y2="11.1cm" draw:start-shape="id34" draw:start-glue-point="2" draw:end-shape="id41" svg:d="M44250 10300v800" svg:viewBox="0 0 1 801">
            <text:p/>
          </draw:connector>
          <draw:connector draw:style-name="gr12" draw:text-style-name="P5" draw:layer="layout" draw:type="line" svg:x1="44.25cm" svg:y1="12.2cm" svg:x2="44.25cm" svg:y2="13cm" draw:start-shape="id41" draw:start-glue-point="2" draw:end-shape="id42" draw:end-glue-point="0" svg:d="M44250 12200v800" svg:viewBox="0 0 1 801">
            <text:p/>
          </draw:connector>
          <draw:connector draw:style-name="gr12" draw:text-style-name="P5" draw:layer="layout" draw:type="line" svg:x1="40.65cm" svg:y1="12.2cm" svg:x2="41.55cm" svg:y2="13cm" draw:start-shape="id39" draw:start-glue-point="2" draw:end-shape="id43" draw:end-glue-point="0" svg:d="M40650 12200l900 800" svg:viewBox="0 0 901 801">
            <text:p/>
          </draw:connector>
          <draw:connector draw:style-name="gr12" draw:text-style-name="P5" draw:layer="layout" draw:type="line" svg:x1="42.45cm" svg:y1="12.2cm" svg:x2="41.55cm" svg:y2="13cm" draw:start-shape="id40" draw:start-glue-point="2" draw:end-shape="id43" draw:end-glue-point="0" svg:d="M42450 12200l-900 800" svg:viewBox="0 0 901 801">
            <text:p/>
          </draw:connector>
          <draw:connector draw:style-name="gr12" draw:text-style-name="P5" draw:layer="layout" draw:type="line" svg:x1="37.05cm" svg:y1="12.2cm" svg:x2="37.95cm" svg:y2="13cm" draw:start-shape="id37" draw:start-glue-point="2" svg:d="M37050 12200l900 800" svg:viewBox="0 0 901 801">
            <text:p/>
          </draw:connector>
          <draw:connector draw:style-name="gr12" draw:text-style-name="P5" draw:layer="layout" draw:type="line" svg:x1="38.85cm" svg:y1="12.2cm" svg:x2="37.95cm" svg:y2="13cm" draw:start-shape="id38" draw:start-glue-point="2" svg:d="M38850 12200l-900 800" svg:viewBox="0 0 901 801">
            <text:p/>
          </draw:connector>
          <draw:connector draw:style-name="gr12" draw:text-style-name="P5" draw:layer="layout" draw:type="line" svg:x1="33.45cm" svg:y1="12.2cm" svg:x2="34.25cm" svg:y2="13cm" draw:start-shape="id35" draw:start-glue-point="2" svg:d="M33450 12200l800 800" svg:viewBox="0 0 801 801">
            <text:p/>
          </draw:connector>
          <draw:connector draw:style-name="gr12" draw:text-style-name="P5" draw:layer="layout" draw:type="line" svg:x1="35.25cm" svg:y1="12.2cm" svg:x2="34.25cm" svg:y2="13cm" draw:start-shape="id36" draw:start-glue-point="2" svg:d="M35250 12200l-1000 800" svg:viewBox="0 0 1001 801">
            <text:p/>
          </draw:connector>
          <draw:connector draw:style-name="gr12" draw:text-style-name="P5" draw:layer="layout" draw:type="line" svg:x1="41.55cm" svg:y1="14.1cm" svg:x2="42.625cm" svg:y2="14.9cm" draw:start-shape="id43" draw:start-glue-point="2" draw:end-shape="id44" draw:end-glue-point="0" svg:d="M41550 14100l1075 800" svg:viewBox="0 0 1076 801">
            <text:p/>
          </draw:connector>
          <draw:connector draw:style-name="gr12" draw:text-style-name="P5" draw:layer="layout" draw:type="line" svg:x1="44.25cm" svg:y1="14.1cm" svg:x2="42.625cm" svg:y2="14.9cm" draw:start-shape="id42" draw:start-glue-point="2" draw:end-shape="id44" draw:end-glue-point="0" svg:d="M44250 14100l-1625 800" svg:viewBox="0 0 1626 801">
            <text:p/>
          </draw:connector>
          <draw:connector draw:style-name="gr12" draw:text-style-name="P5" draw:layer="layout" draw:type="line" svg:x1="34.35cm" svg:y1="14.1cm" svg:x2="36.15cm" svg:y2="14.9cm" draw:end-shape="id45" draw:end-glue-point="0" svg:d="M34350 14100l1800 800" svg:viewBox="0 0 1801 801">
            <text:p/>
          </draw:connector>
          <draw:connector draw:style-name="gr12" draw:text-style-name="P5" draw:layer="layout" draw:type="line" svg:x1="37.95cm" svg:y1="14.1cm" svg:x2="36.15cm" svg:y2="14.9cm" draw:end-shape="id45" draw:end-glue-point="0" svg:d="M37950 14100l-1800 800" svg:viewBox="0 0 1801 801">
            <text:p/>
          </draw:connector>
          <draw:connector draw:style-name="gr12" draw:text-style-name="P5" draw:layer="layout" draw:type="line" svg:x1="36.15cm" svg:y1="16cm" svg:x2="39.112cm" svg:y2="16.8cm" draw:start-shape="id45" draw:start-glue-point="2" svg:d="M36150 16000l2962 800" svg:viewBox="0 0 2963 801">
            <text:p/>
          </draw:connector>
          <draw:connector draw:style-name="gr12" draw:text-style-name="P5" draw:layer="layout" draw:type="line" svg:x1="42.625cm" svg:y1="16cm" svg:x2="39.112cm" svg:y2="16.8cm" draw:start-shape="id44" draw:start-glue-point="2" svg:d="M42625 16000l-3513 800" svg:viewBox="0 0 3514 801">
            <text:p/>
          </draw:connector>
        </draw:g>
        <draw:g xml:id="id48" draw:id="id48">
          <draw:custom-shape draw:style-name="gr11" draw:text-style-name="P4" draw:layer="layout" svg:width="1.1cm" svg:height="1.1cm" svg:x="36.85cm" svg:y="9.2cm">
            <text:p text:style-name="P6">43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7.95cm" svg:y="9.2cm">
            <text:p text:style-name="P6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1.1cm" svg:height="1.1cm" svg:x="33.25cm" svg:y="9.2cm">
            <text:p text:style-name="P6">38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4.35cm" svg:y="9.2cm">
            <text:p text:style-name="P6">27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4" xml:id="id49" draw:id="id49" draw:layer="layout" svg:width="1.1cm" svg:height="1.1cm" svg:x="36.5cm" svg:y="11.1cm">
          <text:p text:style-name="P6">43</text:p>
          <draw:enhanced-geometry svg:viewBox="0 0 21600 21600" draw:type="rectangle" draw:enhanced-path="M 0 0 L 21600 0 21600 21600 0 21600 0 0 Z N"/>
        </draw:custom-shape>
        <draw:custom-shape draw:style-name="gr11" draw:text-style-name="P4" xml:id="id50" draw:id="id50" draw:layer="layout" svg:width="1.1cm" svg:height="1.1cm" svg:x="38.3cm" svg:y="11.1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1" draw:text-style-name="P4" xml:id="id47" draw:id="id47" draw:layer="layout" svg:width="1.1cm" svg:height="1.1cm" svg:x="34.7cm" svg:y="11.1cm">
          <text:p text:style-name="P6">27</text:p>
          <draw:enhanced-geometry svg:viewBox="0 0 21600 21600" draw:type="rectangle" draw:enhanced-path="M 0 0 L 21600 0 21600 21600 0 21600 0 0 Z N"/>
        </draw:custom-shape>
        <draw:custom-shape draw:style-name="gr11" draw:text-style-name="P4" xml:id="id46" draw:id="id46" draw:layer="layout" svg:width="1.1cm" svg:height="1.1cm" svg:x="32.9cm" svg:y="11.1cm">
          <text:p text:style-name="P6">38</text:p>
          <draw:enhanced-geometry svg:viewBox="0 0 21600 21600" draw:type="rectangle" draw:enhanced-path="M 0 0 L 21600 0 21600 21600 0 21600 0 0 Z N"/>
        </draw:custom-shape>
        <draw:g xml:id="id51" draw:id="id51">
          <draw:custom-shape draw:style-name="gr11" draw:text-style-name="P4" draw:layer="layout" svg:width="1.1cm" svg:height="1.1cm" svg:x="36.85cm" svg:y="13cm">
            <text:p text:style-name="P6">3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7.95cm" svg:y="13cm">
            <text:p text:style-name="P6">4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" draw:layer="layout" svg:width="1.1cm" svg:height="1.1cm" svg:x="33.25cm" svg:y="13cm">
            <text:p text:style-name="P6">27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1cm" svg:height="1.1cm" svg:x="34.35cm" svg:y="13cm">
            <text:p text:style-name="P6">38</text:p>
            <draw:enhanced-geometry svg:viewBox="0 0 21600 21600" draw:type="rectangle" draw:enhanced-path="M 0 0 L 21600 0 21600 21600 0 21600 0 0 Z N"/>
          </draw:custom-shape>
        </draw:g>
        <draw:connector draw:style-name="gr12" draw:text-style-name="P5" draw:layer="layout" draw:type="line" svg:x1="34.25cm" svg:y1="10.3cm" svg:x2="33.45cm" svg:y2="11.1cm" draw:end-shape="id46" svg:d="M34250 10300l-800 800" svg:viewBox="0 0 801 801">
          <text:p/>
        </draw:connector>
        <draw:connector draw:style-name="gr12" draw:text-style-name="P5" draw:layer="layout" draw:type="line" svg:x1="34.25cm" svg:y1="10.3cm" svg:x2="35.25cm" svg:y2="11.1cm" draw:end-shape="id47" draw:end-glue-point="0" svg:d="M34250 10300l1000 800" svg:viewBox="0 0 1001 801">
          <text:p/>
        </draw:connector>
        <draw:connector draw:style-name="gr12" draw:text-style-name="P5" draw:layer="layout" draw:type="line" svg:x1="37.95cm" svg:y1="10.3cm" svg:x2="37.05cm" svg:y2="11.1cm" draw:start-shape="id48" draw:start-glue-point="2" draw:end-shape="id49" draw:end-glue-point="0" svg:d="M37950 10300l-900 800" svg:viewBox="0 0 901 801">
          <text:p/>
        </draw:connector>
        <draw:connector draw:style-name="gr12" draw:text-style-name="P5" draw:layer="layout" draw:type="line" svg:x1="37.95cm" svg:y1="10.3cm" svg:x2="38.85cm" svg:y2="11.1cm" draw:start-shape="id48" draw:start-glue-point="2" draw:end-shape="id50" draw:end-glue-point="0" svg:d="M37950 10300l900 800" svg:viewBox="0 0 901 801">
          <text:p/>
        </draw:connector>
        <draw:connector draw:style-name="gr12" draw:text-style-name="P5" draw:layer="layout" draw:type="line" svg:x1="37.05cm" svg:y1="12.2cm" svg:x2="37.95cm" svg:y2="13cm" draw:start-shape="id49" draw:start-glue-point="2" draw:end-shape="id51" draw:end-glue-point="0" svg:d="M37050 12200l900 800" svg:viewBox="0 0 901 801">
          <text:p/>
        </draw:connector>
        <draw:connector draw:style-name="gr12" draw:text-style-name="P5" draw:layer="layout" draw:type="line" svg:x1="38.85cm" svg:y1="12.2cm" svg:x2="37.95cm" svg:y2="13cm" draw:start-shape="id50" draw:start-glue-point="2" draw:end-shape="id51" draw:end-glue-point="0" svg:d="M38850 12200l-900 800" svg:viewBox="0 0 901 801">
          <text:p/>
        </draw:connector>
        <draw:connector draw:style-name="gr12" draw:text-style-name="P5" draw:layer="layout" draw:type="line" svg:x1="33.45cm" svg:y1="12.2cm" svg:x2="34.25cm" svg:y2="13cm" draw:start-shape="id46" draw:start-glue-point="2" svg:d="M33450 12200l800 800" svg:viewBox="0 0 801 801">
          <text:p/>
        </draw:connector>
        <draw:connector draw:style-name="gr12" draw:text-style-name="P5" draw:layer="layout" draw:type="line" svg:x1="35.25cm" svg:y1="12.2cm" svg:x2="34.25cm" svg:y2="13cm" draw:start-shape="id47" draw:start-glue-point="2" svg:d="M35250 12200l-1000 800" svg:viewBox="0 0 1001 801">
          <text:p/>
        </draw:connector>
      </draw:page>
      <draw:page draw:name="page9" draw:style-name="dp1" draw:master-page-name="Default">
        <draw:custom-shape draw:style-name="gr11" draw:text-style-name="P4" draw:layer="layout" svg:width="1.1cm" svg:height="1.1cm" svg:x="8.962cm" svg:y="5.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0.062cm" svg:y="5.7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1.162cm" svg:y="5.7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2.262cm" svg:y="5.7cm">
          <text:p text:style-name="P6">12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3.862cm" svg:y="5.7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4.962cm" svg:y="5.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2cm" svg:height="1.3cm" svg:x="1.4cm" svg:y="1.4cm">
          <text:p text:style-name="P1"><text:span text:style-name="T1">Merg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0.462cm" svg:y="5.7cm">
          <text:p text:style-name="P6"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7.162cm" svg:y="5.7cm">
          <text:p text:style-name="P6"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8.262cm" svg:y="5.7cm">
          <text:p text:style-name="P6"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9.362cm" svg:y="5.7cm">
          <text:p text:style-name="P6"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1.562cm" svg:y="5.7cm">
          <text:p text:style-name="P6"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2.662cm" svg:y="5.7cm">
          <text:p text:style-name="P6"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5cm" svg:height="0.8cm" svg:x="11.3cm" svg:y="4.6cm">
          <text:p text:style-name="P1"><text:span text:style-name="T1">sub-arrays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1cm" svg:height="0.8cm" svg:x="1.1cm" svg:y="9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9cm" svg:y="7.6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0.1cm" svg:y="7.6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1.2cm" svg:y="7.6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2.3cm" svg:y="7.6cm">
          <text:p text:style-name="P6">12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3.9cm" svg:y="7.6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5cm" svg:y="7.6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0.5cm" svg:y="7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7.2cm" svg:y="7.6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8.3cm" svg:y="7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9.4cm" svg:y="7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1.6cm" svg:y="7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2.7cm" svg:y="7.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9.512cm" svg:y1="7.3cm" svg:x2="9.512cm" svg:y2="6.8cm">
          <text:p/>
        </draw:line>
        <draw:line draw:style-name="gr12" draw:text-style-name="P5" draw:layer="layout" svg:x1="14.412cm" svg:y1="7.3cm" svg:x2="14.412cm" svg:y2="6.8cm">
          <text:p/>
        </draw:line>
        <draw:line draw:style-name="gr12" draw:text-style-name="P5" draw:layer="layout" svg:x1="10.65cm" svg:y1="9.2cm" svg:x2="10.65cm" svg:y2="8.7cm">
          <text:p/>
        </draw:line>
        <draw:line draw:style-name="gr12" draw:text-style-name="P5" draw:layer="layout" svg:x1="14.45cm" svg:y1="9.2cm" svg:x2="14.45cm" svg:y2="8.7cm">
          <text:p/>
        </draw:line>
        <draw:custom-shape draw:style-name="gr11" draw:text-style-name="P4" draw:layer="layout" svg:width="1.1cm" svg:height="1.1cm" svg:x="9cm" svg:y="9.5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0.1cm" svg:y="9.5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1.2cm" svg:y="9.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2.3cm" svg:y="9.5cm">
          <text:p text:style-name="P6">12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3.9cm" svg:y="9.5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5cm" svg:y="9.5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7.2cm" svg:y="9.5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8.3cm" svg:y="9.5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9.4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1.6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2.7cm" svg:y="9.5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4.45cm" svg:y1="11.1cm" svg:x2="14.45cm" svg:y2="10.6cm">
          <text:p/>
        </draw:line>
        <draw:line draw:style-name="gr12" draw:text-style-name="P5" draw:layer="layout" svg:x1="11.75cm" svg:y1="11.1cm" svg:x2="11.75cm" svg:y2="10.6cm">
          <text:p/>
        </draw:line>
        <draw:custom-shape draw:style-name="gr14" draw:text-style-name="P7" draw:layer="layout" svg:width="3.5cm" svg:height="0.8cm" svg:x="18.5cm" svg:y="4.6cm">
          <text:p text:style-name="P1"><text:span text:style-name="T1">sorted combined array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9cm" svg:y="11.4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0.1cm" svg:y="11.4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1.2cm" svg:y="11.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2.3cm" svg:y="11.4cm">
          <text:p text:style-name="P6">12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3.9cm" svg:y="11.4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5cm" svg:y="11.4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0.5cm" svg:y="1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7.2cm" svg:y="11.4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8.3cm" svg:y="11.4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9.4cm" svg:y="11.4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1.6cm" svg:y="1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2.7cm" svg:y="11.4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1.75cm" svg:y1="13cm" svg:x2="11.75cm" svg:y2="12.5cm">
          <text:p/>
        </draw:line>
        <draw:line draw:style-name="gr12" draw:text-style-name="P5" draw:layer="layout" svg:x1="15.55cm" svg:y1="13cm" svg:x2="15.55cm" svg:y2="12.5cm">
          <text:p/>
        </draw:line>
        <draw:custom-shape draw:style-name="gr11" draw:text-style-name="P4" draw:layer="layout" svg:width="1.1cm" svg:height="1.1cm" svg:x="9cm" svg:y="13.3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0.1cm" svg:y="13.3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1.2cm" svg:y="13.3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2.3cm" svg:y="13.3cm">
          <text:p text:style-name="P6">12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3.9cm" svg:y="13.3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5cm" svg:y="13.3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0.5cm" svg:y="13.3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7.2cm" svg:y="13.3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8.3cm" svg:y="13.3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9.4cm" svg:y="13.3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1.6cm" svg:y="13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2.7cm" svg:y="13.3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1.75cm" svg:y1="14.9cm" svg:x2="11.75cm" svg:y2="14.4cm">
          <text:p/>
        </draw:line>
        <draw:line draw:style-name="gr12" draw:text-style-name="P5" draw:layer="layout" svg:x1="16.1cm" svg:y1="14.9cm" svg:x2="16.1cm" svg:y2="14.4cm">
          <text:p/>
        </draw:line>
        <draw:custom-shape draw:style-name="gr11" draw:text-style-name="P4" draw:layer="layout" svg:width="1.1cm" svg:height="1.1cm" svg:x="9cm" svg:y="15.2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0.1cm" svg:y="15.2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1.2cm" svg:y="15.2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2.3cm" svg:y="15.2cm">
          <text:p text:style-name="P6">12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3.9cm" svg:y="15.2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5cm" svg:y="15.2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0.5cm" svg:y="15.2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7.2cm" svg:y="15.2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8.3cm" svg:y="15.2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19.4cm" svg:y="15.2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1.6cm" svg:y="15.2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cm" svg:height="1.1cm" svg:x="22.7cm" svg:y="15.2cm">
          <text:p text:style-name="P6">12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3.4cm" svg:y1="16.8cm" svg:x2="13.4cm" svg:y2="16.3cm">
          <text:p/>
        </draw:line>
        <draw:line draw:style-name="gr12" draw:text-style-name="P5" draw:layer="layout" svg:x1="16.1cm" svg:y1="16.8cm" svg:x2="16.1cm" svg:y2="16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8cm" fo:page-height="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4T14:31:53.887000000</dc:date>
    <meta:editing-duration>P2DT6H37M27S</meta:editing-duration>
    <meta:editing-cycles>135</meta:editing-cycles>
    <meta:generator>LibreOffice/6.4.5.2$Windows_X86_64 LibreOffice_project/a726b36747cf2001e06b58ad5db1aa3a9a1872d6</meta:generator>
    <meta:document-statistic meta:object-count="458"/>
  </office:meta>
</office:document-meta>
</file>